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1.897cm" fo:min-width="3.28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1.896cm" fo:min-width="3.28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1.896cm" fo:min-width="3.28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8.588cm" fo:min-width="3.285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svg:stroke-color="#000000" draw:marker-start="Symmetric_20_Arrow" draw:marker-start-width="0.322cm" draw:marker-end="Dimension_20_Lines" draw:marker-end-width="0.422cm" draw:fill="solid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draw:stroke="solid" svg:stroke-width="0.081cm" svg:stroke-color="#000000" draw:marker-start="Symmetric_20_Arrow" draw:marker-start-width="0.322cm" draw:marker-end="Dimension_20_Lines" draw:marker-end-width="0.422cm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fo:min-height="1.949cm"/>
    </style:style>
    <style:style style:name="gr8" style:family="graphic" style:parent-style-name="standard">
      <style:graphic-properties draw:stroke="none" svg:stroke-color="#000000" draw:fill="none" draw:fill-color="#ffffff" fo:min-height="2.923cm"/>
    </style:style>
    <style:style style:name="gr9" style:family="graphic" style:parent-style-name="objectwithoutfill">
      <style:graphic-properties svg:stroke-width="0.081cm" svg:stroke-color="#000000" draw:marker-start="Dimension_20_Lines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draw:stroke="solid" svg:stroke-width="0.081cm" svg:stroke-color="#000000" draw:marker-start="Dimension_20_Lines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11" style:family="graphic" style:parent-style-name="standard">
      <style:graphic-properties draw:stroke="none" svg:stroke-color="#000000" draw:fill="none" draw:fill-color="#ffffff" fo:min-height="0.739cm"/>
    </style:style>
    <style:style style:name="gr12" style:family="graphic" style:parent-style-name="standard">
      <style:graphic-properties draw:stroke="none" svg:stroke-color="#000000" draw:fill="none" draw:fill-color="#ffffff" fo:min-height="1.2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  <style:text-properties style:font-name="Source Code Pro1"/>
    </style:style>
    <style:style style:name="P3" style:family="paragraph">
      <loext:graphic-properties draw:fill="solid" draw:fill-color="#ffa6a6"/>
      <style:paragraph-properties fo:text-align="center"/>
      <style:text-properties style:font-name="Source Code Pro1"/>
    </style:style>
    <style:style style:name="P4" style:family="paragraph">
      <loext:graphic-properties draw:fill="solid" draw:fill-color="#b2b2b2"/>
      <style:paragraph-properties fo:text-align="center"/>
      <style:text-properties style:font-name="Source Code Pro1"/>
    </style:style>
    <style:style style:name="P5" style:family="paragraph">
      <loext:graphic-properties draw:fill="solid" draw:fill-color="#729fcf"/>
      <style:paragraph-properties fo:text-align="center"/>
      <style:text-properties style:font-name="Source Code Pro1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solid"/>
      <style:paragraph-properties fo:margin-top="0cm" fo:margin-bottom="0cm" fo:text-align="center"/>
    </style:style>
    <style:style style:name="P8" style:family="paragraph">
      <style:paragraph-properties fo:margin-top="0cm" fo:margin-bottom="0cm" fo:text-align="center"/>
      <style:text-properties fo:color="#000000"/>
    </style:style>
    <style:style style:name="P9" style:family="paragraph">
      <loext:graphic-properties draw:fill="solid"/>
      <style:paragraph-properties fo:margin-top="0cm" fo:margin-bottom="0cm" fo:text-align="center"/>
      <style:text-properties fo:color="#000000" style:font-name="Source Code Pro1"/>
    </style:style>
    <style:style style:name="P10" style:family="paragraph"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P12" style:family="paragraph">
      <style:text-properties style:font-name="Source Code Pro1" fo:font-size="14pt" style:font-size-asian="14pt" style:font-size-complex="14pt"/>
    </style:style>
    <style:style style:name="P13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T1" style:family="text">
      <style:text-properties style:font-name="Source Code Pro1"/>
    </style:style>
    <style:style style:name="T2" style:family="text">
      <style:text-properties fo:color="#000000" style:font-name="Source Code Pro1"/>
    </style:style>
    <style:style style:name="T3" style:family="text"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Source Code Pr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37cm" svg:height="2.199cm" svg:x="3.413cm" svg:y="7.649cm">
          <text:p text:style-name="P1"><text:span text:style-name="T1">Tran</text:span><text:span text:style-name="T1">spor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37cm" svg:height="2.198cm" svg:x="3.413cm" svg:y="5.45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37cm" svg:height="2.198cm" svg:x="3.413cm" svg:y="3.251cm">
          <text:p text:style-name="P1"><text:span text:style-name="T1">Fra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37cm" svg:height="8.89cm" svg:x="3.413cm" svg:y="9.83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.543cm" svg:y1="7.672cm" svg:x2="2.543cm" svg:y2="9.831cm">
          <text:p text:style-name="P6"/>
          <text:p text:style-name="P6"/>
          <text:p text:style-name="P6">2</text:p>
        </draw:line>
        <draw:line draw:style-name="gr5" draw:text-style-name="P7" draw:layer="layout" svg:x1="2.543cm" svg:y1="5.386cm" svg:x2="2.543cm" svg:y2="7.672cm">
          <text:p text:style-name="P6"/>
          <text:p text:style-name="P6"/>
          <text:p text:style-name="P6">3</text:p>
        </draw:line>
        <draw:line draw:style-name="gr5" draw:text-style-name="P7" draw:layer="layout" svg:x1="2.543cm" svg:y1="3.227cm" svg:x2="2.543cm" svg:y2="5.413cm">
          <text:p text:style-name="P6"/>
          <text:p text:style-name="P6"/>
          <text:p text:style-name="P6">4</text:p>
        </draw:line>
        <draw:line draw:style-name="gr6" draw:text-style-name="P9" draw:layer="layout" svg:x1="2.543cm" svg:y1="9.831cm" svg:x2="2.543cm" svg:y2="18.721cm">
          <text:p text:style-name="P8"><text:span text:style-name="T2"/></text:p>
          <text:p text:style-name="P8"><text:span text:style-name="T2"/></text:p>
          <text:p text:style-name="P8"><text:span text:style-name="T2">1</text:span></text:p>
        </draw:line>
        <draw:custom-shape draw:style-name="gr1" draw:text-style-name="P2" draw:layer="layout" svg:width="3.837cm" svg:height="2.199cm" svg:x="10.517cm" svg:y="12.134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37cm" svg:height="2.198cm" svg:x="10.517cm" svg:y="14.294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37cm" svg:height="2.198cm" svg:x="10.519cm" svg:y="16.429cm"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37cm" svg:height="8.89cm" svg:x="10.519cm" svg:y="3.23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534cm" svg:height="2.199cm" svg:x="3.132cm" svg:y="1.033cm">
          <draw:text-box>
            <text:p text:style-name="P10"><text:span text:style-name="T3">Last </text:span><text:span text:style-name="T3">byte </text:span><text:span text:style-name="T3">firs</text:span><text:span text:style-name="T3">t</text:span></text:p>
          </draw:text-box>
        </draw:frame>
        <draw:frame draw:style-name="gr8" draw:text-style-name="P11" draw:layer="layout" svg:width="5.204cm" svg:height="3.173cm" svg:x="10.214cm" svg:y="1.127cm">
          <draw:text-box>
            <text:p text:style-name="P10"><text:span text:style-name="T3">First </text:span><text:span text:style-name="T3">byte </text:span><text:span text:style-name="T3">first</text:span></text:p>
          </draw:text-box>
        </draw:frame>
        <draw:line draw:style-name="gr9" draw:text-style-name="P7" draw:layer="layout" svg:x1="9.73cm" svg:y1="12.122cm" svg:x2="9.73cm" svg:y2="14.281cm">
          <text:p text:style-name="P6"/>
          <text:p text:style-name="P6"/>
          <text:p text:style-name="P6">2</text:p>
        </draw:line>
        <draw:line draw:style-name="gr10" draw:text-style-name="P9" draw:layer="layout" svg:x1="9.73cm" svg:y1="3.232cm" svg:x2="9.73cm" svg:y2="12.122cm">
          <text:p text:style-name="P8"><text:span text:style-name="T2"/></text:p>
          <text:p text:style-name="P8"><text:span text:style-name="T2"/></text:p>
          <text:p text:style-name="P8"><text:span text:style-name="T2">1</text:span></text:p>
        </draw:line>
        <draw:line draw:style-name="gr9" draw:text-style-name="P7" draw:layer="layout" svg:x1="9.73cm" svg:y1="14.281cm" svg:x2="9.73cm" svg:y2="16.44cm">
          <text:p text:style-name="P6"/>
          <text:p text:style-name="P6"/>
          <text:p text:style-name="P6">3</text:p>
        </draw:line>
        <draw:line draw:style-name="gr9" draw:text-style-name="P7" draw:layer="layout" svg:x1="9.73cm" svg:y1="16.44cm" svg:x2="9.73cm" svg:y2="18.599cm">
          <text:p text:style-name="P6"/>
          <text:p text:style-name="P6"/>
          <text:p text:style-name="P6">4</text:p>
        </draw:line>
        <draw:frame draw:style-name="gr11" draw:text-style-name="P13" draw:layer="layout" svg:width="3.502cm" svg:height="0.989cm" svg:x="3.594cm" svg:y="17.864cm">
          <draw:text-box>
            <text:p text:style-name="P12"><text:span text:style-name="T4">(</text:span><text:span text:style-name="T4">D</text:span><text:span text:style-name="T4">a</text:span><text:span text:style-name="T4">t</text:span><text:span text:style-name="T4">a </text:span><text:span text:style-name="T4">e</text:span><text:span text:style-name="T4">n</text:span><text:span text:style-name="T4">d</text:span><text:span text:style-name="T4">)</text:span></text:p>
          </draw:text-box>
        </draw:frame>
        <draw:frame draw:style-name="gr12" draw:text-style-name="P13" draw:layer="layout" svg:width="4.191cm" svg:height="1.495cm" svg:x="3.34cm" svg:y="9.836cm">
          <draw:text-box>
            <text:p text:style-name="P12"><text:span text:style-name="T4">(</text:span><text:span text:style-name="T4">D</text:span><text:span text:style-name="T4">a</text:span><text:span text:style-name="T4">t</text:span><text:span text:style-name="T4">a </text:span><text:span text:style-name="T4">s</text:span><text:span text:style-name="T4">t</text:span><text:span text:style-name="T4">a</text:span><text:span text:style-name="T4">r</text:span><text:span text:style-name="T4">t</text:span><text:span text:style-name="T4">)</text:span></text:p>
          </draw:text-box>
        </draw:frame>
        <draw:frame draw:style-name="gr12" draw:text-style-name="P13" draw:layer="layout" svg:width="4.191cm" svg:height="1.495cm" svg:x="10.438cm" svg:y="3.261cm">
          <draw:text-box>
            <text:p text:style-name="P12"><text:span text:style-name="T4">(Data </text:span><text:span text:style-name="T4">start)</text:span></text:p>
          </draw:text-box>
        </draw:frame>
        <draw:frame draw:style-name="gr11" draw:text-style-name="P13" draw:layer="layout" svg:width="3.502cm" svg:height="0.989cm" svg:x="10.692cm" svg:y="11.233cm">
          <draw:text-box>
            <text:p text:style-name="P12"><text:span text:style-name="T4">(Data en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01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1:55:34.175454787</meta:creation-date>
    <dc:date>2019-07-22T12:45:10.045485064</dc:date>
    <meta:editing-duration>PT16M46S</meta:editing-duration>
    <meta:editing-cycles>4</meta:editing-cycles>
    <meta:generator>LibreOffice/6.2.4.2.0$Linux_X86_64 LibreOffice_project/20$Build-2</meta:generator>
    <meta:document-statistic meta:object-count="22"/>
  </office:meta>
</office:document-meta>
</file>